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1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0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7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82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0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1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5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1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2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6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9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76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77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78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1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2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fo:border="0.06pt solid #000000"/>
    </style:style>
    <style:style style:name="ce10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  <style:style style:name="ce236" style:family="table-cell" style:parent-style-name="Default">
      <style:table-cell-properties style:rotation-align="none"/>
    </style:style>
    <style:style style:name="ce23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9" style:family="table-cell" style:parent-style-name="Default" style:data-style-name="N4">
      <style:table-cell-properties style:rotation-align="none"/>
    </style:style>
    <style:style style:name="ce240" style:family="table-cell" style:parent-style-name="Default" style:data-style-name="N36">
      <style:table-cell-properties style:rotation-align="none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" style:font-name-asian="Noto Sans CJK SC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02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ASTOS ADMINISTRATIVOS Y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Gastos administrativos y vent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4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0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0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0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1" office:value-type="string" office:string-value="Ref. PT" calcext:value-type="string" table:number-columns-spanned="1" table:number-rows-spanned="2">
            <text:p><text:s/>Ref. PT </text:p>
          </table:table-cell>
          <table:table-cell table:style-name="ce109" office:value-type="string" calcext:value-type="string" table:number-columns-spanned="1" table:number-rows-spanned="2">
            <text:p>Ref</text:p>
          </table:table-cell>
          <table:table-cell table:style-name="ce109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3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200"/>
          <table:table-cell table:style-name="ce153"/>
          <table:table-cell table:style-name="ce200"/>
          <table:table-cell table:style-name="ce16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6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2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1-02-01-013" calcext:value-type="string">
            <text:p><text:s/>6-1-1-02-01-013 </text:p>
          </table:table-cell>
          <table:table-cell table:style-name="ce37" office:value-type="string" office:string-value="TELEFONO" calcext:value-type="string">
            <text:p><text:s/>TELEFONO </text:p>
          </table:table-cell>
          <table:table-cell table:style-name="ce180"/>
          <table:table-cell table:style-name="ce154"/>
          <table:table-cell table:style-name="ce180"/>
          <table:table-cell table:style-name="ce169" table:formula="of:=[.C15]-[.D15]+[.E15]" office:value-type="float" office:value="0" calcext:value-type="float">
            <text:p>- </text:p>
          </table:table-cell>
          <table:table-cell table:style-name="ce40" office:value-type="string" office:string-value="6-1-1-02-01-013" calcext:value-type="string">
            <text:p><text:s/>6-1-1-02-01-013 </text:p>
          </table:table-cell>
          <table:table-cell table:style-name="ce37" office:value-type="string" office:string-value="TELEFONO" calcext:value-type="string">
            <text:p><text:s/>TELEFONO </text:p>
          </table:table-cell>
          <table:table-cell table:style-name="ce180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5]-[.I15]" office:value-type="float" office:value="0" calcext:value-type="float">
            <text:p>- </text:p>
          </table:table-cell>
          <table:table-cell table:style-name="ce223" table:formula="of:=[.L15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1-02-01-017" calcext:value-type="string">
            <text:p><text:s/>6-1-1-02-01-017 </text:p>
          </table:table-cell>
          <table:table-cell table:style-name="ce37" office:value-type="string" office:string-value="IMPUESTO A LA SALIDA DE DIVISAS" calcext:value-type="string">
            <text:p><text:s/>IMPUESTO A LA SALIDA DE DIVISAS </text:p>
          </table:table-cell>
          <table:table-cell table:style-name="ce180" office:value-type="float" office:value="4777.47" calcext:value-type="float">
            <text:p>4777 </text:p>
          </table:table-cell>
          <table:table-cell table:style-name="ce154"/>
          <table:table-cell table:style-name="ce180"/>
          <table:table-cell table:style-name="ce169" table:formula="of:=[.C16]-[.D16]+[.E16]" office:value-type="float" office:value="4777.47" calcext:value-type="float">
            <text:p>4777 </text:p>
          </table:table-cell>
          <table:table-cell table:style-name="ce40" office:value-type="string" office:string-value="6-1-1-02-01-017" calcext:value-type="string">
            <text:p><text:s/>6-1-1-02-01-017 </text:p>
          </table:table-cell>
          <table:table-cell table:style-name="ce37" office:value-type="string" office:string-value="IMPUESTO A LA SALIDA DE DIVISAS" calcext:value-type="string">
            <text:p><text:s/>IMPUESTO A LA SALIDA DE DIVISAS </text:p>
          </table:table-cell>
          <table:table-cell table:style-name="ce17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6]-[.I16]" office:value-type="float" office:value="4777.47" calcext:value-type="float">
            <text:p>4777 </text:p>
          </table:table-cell>
          <table:table-cell table:style-name="ce223" table:formula="of:=[.L16]/[.$L$32]" office:value-type="percentage" office:value="-0.0674695463645443" calcext:value-type="percentage">
            <text:p>-6.75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1-02-01-021" calcext:value-type="string">
            <text:p><text:s/>6-1-1-02-01-021 </text:p>
          </table:table-cell>
          <table:table-cell table:style-name="ce37" office:value-type="string" office:string-value="SERVICIOS PROF. SOCIEDADES" calcext:value-type="string">
            <text:p><text:s/>SERVICIOS PROF. SOCIEDADES </text:p>
          </table:table-cell>
          <table:table-cell table:style-name="ce180" office:value-type="float" office:value="1361.25" calcext:value-type="float">
            <text:p>1361 </text:p>
          </table:table-cell>
          <table:table-cell table:style-name="ce154"/>
          <table:table-cell table:style-name="ce180"/>
          <table:table-cell table:style-name="ce169" table:formula="of:=[.C17]-[.D17]+[.E17]" office:value-type="float" office:value="1361.25" calcext:value-type="float">
            <text:p>1361 </text:p>
          </table:table-cell>
          <table:table-cell table:style-name="ce40" office:value-type="string" office:string-value="6-1-1-02-01-021" calcext:value-type="string">
            <text:p><text:s/>6-1-1-02-01-021 </text:p>
          </table:table-cell>
          <table:table-cell table:style-name="ce37" office:value-type="string" office:string-value="SERVICIOS PROF. SOCIEDADES" calcext:value-type="string">
            <text:p><text:s/>SERVICIOS PROF. SOCIEDADES </text:p>
          </table:table-cell>
          <table:table-cell table:style-name="ce176" office:value-type="float" office:value="3002.96" calcext:value-type="float">
            <text:p>3003 </text:p>
          </table:table-cell>
          <table:table-cell table:style-name="ce205"/>
          <table:table-cell table:style-name="ce210"/>
          <table:table-cell table:style-name="ce200" table:formula="of:=[.F17]-[.I17]" office:value-type="float" office:value="-1641.71" calcext:value-type="float">
            <text:p>(1642)</text:p>
          </table:table-cell>
          <table:table-cell table:style-name="ce223" table:formula="of:=[.L17]/[.$L$32]" office:value-type="percentage" office:value="0.0231849554182729" calcext:value-type="percentage">
            <text:p>2.32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1-02-01-022" calcext:value-type="string">
            <text:p><text:s/>6-1-1-02-01-022 </text:p>
          </table:table-cell>
          <table:table-cell table:style-name="ce37" office:value-type="string" office:string-value="Gastos Legales" calcext:value-type="string">
            <text:p><text:s/>Gastos Legales </text:p>
          </table:table-cell>
          <table:table-cell table:style-name="ce180"/>
          <table:table-cell table:style-name="ce154"/>
          <table:table-cell table:style-name="ce180"/>
          <table:table-cell table:style-name="ce169" table:formula="of:=[.C18]-[.D18]+[.E18]" office:value-type="float" office:value="0" calcext:value-type="float">
            <text:p>- </text:p>
          </table:table-cell>
          <table:table-cell table:style-name="ce40" office:value-type="string" office:string-value="6-1-1-02-01-022" calcext:value-type="string">
            <text:p><text:s/>6-1-1-02-01-022 </text:p>
          </table:table-cell>
          <table:table-cell table:style-name="ce37" office:value-type="string" office:string-value="Gastos Legales" calcext:value-type="string">
            <text:p><text:s/>Gastos Legales </text:p>
          </table:table-cell>
          <table:table-cell table:style-name="ce17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37" office:value-type="string" office:string-value="6-1-1-02-01-030" calcext:value-type="string">
            <text:p><text:s/>6-1-1-02-01-030 </text:p>
          </table:table-cell>
          <table:table-cell table:style-name="ce37" office:value-type="string" office:string-value="MOVILIZACIONES" calcext:value-type="string">
            <text:p><text:s/>MOVILIZACIONES </text:p>
          </table:table-cell>
          <table:table-cell table:style-name="ce138" table:number-columns-repeated="3"/>
          <table:table-cell table:style-name="ce169" table:formula="of:=[.C19]-[.D19]+[.E19]" office:value-type="float" office:value="0" calcext:value-type="float">
            <text:p>- </text:p>
          </table:table-cell>
          <table:table-cell table:style-name="ce37" office:value-type="string" office:string-value="6-1-1-02-01-030" calcext:value-type="string">
            <text:p><text:s/>6-1-1-02-01-030 </text:p>
          </table:table-cell>
          <table:table-cell table:style-name="ce37" office:value-type="string" office:string-value="MOVILIZACIONES" calcext:value-type="string">
            <text:p><text:s/>MOVILIZACIONES </text:p>
          </table:table-cell>
          <table:table-cell table:style-name="ce176" office:value-type="float" office:value="30111.61" calcext:value-type="float">
            <text:p>30112 </text:p>
          </table:table-cell>
          <table:table-cell table:style-name="ce205"/>
          <table:table-cell table:style-name="ce210"/>
          <table:table-cell table:style-name="ce200" table:formula="of:=[.F19]-[.I19]" office:value-type="float" office:value="-30111.61" calcext:value-type="float">
            <text:p>(30112)</text:p>
          </table:table-cell>
          <table:table-cell table:style-name="ce223" table:formula="of:=[.L19]/[.$L$32]" office:value-type="percentage" office:value="0.425249487072881" calcext:value-type="percentage">
            <text:p>42.52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1-02-01-031" calcext:value-type="string">
            <text:p><text:s/>6-1-1-02-01-031 </text:p>
          </table:table-cell>
          <table:table-cell table:style-name="ce37" office:value-type="string" office:string-value="Multas e Intereses S.R.I." calcext:value-type="string">
            <text:p><text:s/>Multas e Intereses S.R.I. </text:p>
          </table:table-cell>
          <table:table-cell table:style-name="ce180"/>
          <table:table-cell table:style-name="ce155"/>
          <table:table-cell table:style-name="ce163"/>
          <table:table-cell table:style-name="ce200" table:formula="of:=[.C20]-[.D20]+[.E20]" office:value-type="float" office:value="0" calcext:value-type="float">
            <text:p>- </text:p>
          </table:table-cell>
          <table:table-cell table:style-name="ce40" office:value-type="string" office:string-value="6-1-1-02-01-031" calcext:value-type="string">
            <text:p><text:s/>6-1-1-02-01-031 </text:p>
          </table:table-cell>
          <table:table-cell table:style-name="ce37" office:value-type="string" office:string-value="Multas e Intereses S.R.I." calcext:value-type="string">
            <text:p><text:s/>Multas e Intereses S.R.I. </text:p>
          </table:table-cell>
          <table:table-cell table:style-name="ce176" office:value-type="float" office:value="42.19" calcext:value-type="float">
            <text:p>42 </text:p>
          </table:table-cell>
          <table:table-cell table:style-name="ce205"/>
          <table:table-cell table:style-name="ce210"/>
          <table:table-cell table:style-name="ce200" table:formula="of:=[.F20]-[.I20]" office:value-type="float" office:value="-42.19" calcext:value-type="float">
            <text:p>(42)</text:p>
          </table:table-cell>
          <table:table-cell table:style-name="ce223" table:formula="of:=[.L20]/[.$L$32]" office:value-type="percentage" office:value="0.00059582585785366" calcext:value-type="percentage">
            <text:p>0.06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1-02-01-036" calcext:value-type="string">
            <text:p><text:s/>6-1-1-02-01-036 </text:p>
          </table:table-cell>
          <table:table-cell table:style-name="ce55" office:value-type="string" office:string-value="SEGUROS CONTRATADOS" calcext:value-type="string">
            <text:p><text:s/>SEGUROS CONTRATADOS </text:p>
          </table:table-cell>
          <table:table-cell table:style-name="ce180" office:value-type="float" office:value="590.05" calcext:value-type="float">
            <text:p>590 </text:p>
          </table:table-cell>
          <table:table-cell table:style-name="ce155"/>
          <table:table-cell table:style-name="ce180"/>
          <table:table-cell table:style-name="ce200" table:formula="of:=[.C21]-[.D21]+[.E21]" office:value-type="float" office:value="590.05" calcext:value-type="float">
            <text:p>590 </text:p>
          </table:table-cell>
          <table:table-cell table:style-name="ce55" office:value-type="string" office:string-value="6-1-1-02-01-036" calcext:value-type="string">
            <text:p><text:s/>6-1-1-02-01-036 </text:p>
          </table:table-cell>
          <table:table-cell table:style-name="ce55" office:value-type="string" office:string-value="SEGUROS CONTRATADOS" calcext:value-type="string">
            <text:p><text:s/>SEGUROS CONTRATADOS </text:p>
          </table:table-cell>
          <table:table-cell table:style-name="ce176" office:value-type="float" office:value="0.54" calcext:value-type="float">
            <text:p>1 </text:p>
          </table:table-cell>
          <table:table-cell table:style-name="ce205"/>
          <table:table-cell table:style-name="ce210"/>
          <table:table-cell table:style-name="ce200" table:formula="of:=[.F21]-[.I21]" office:value-type="float" office:value="589.51" calcext:value-type="float">
            <text:p>590 </text:p>
          </table:table-cell>
          <table:table-cell table:style-name="ce223" table:formula="of:=[.L21]/[.$L$32]" office:value-type="percentage" office:value="-0.00832532120083696" calcext:value-type="percentage">
            <text:p>-0.83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1-02-01-037" calcext:value-type="string">
            <text:p><text:s/>6-1-1-02-01-037 </text:p>
          </table:table-cell>
          <table:table-cell table:style-name="ce56" office:value-type="string" calcext:value-type="string">
            <text:p><text:s/>SERVICIOS PROF. PERS. NATURAL</text:p>
          </table:table-cell>
          <table:table-cell table:style-name="ce139" office:value-type="float" office:value="67657.78" calcext:value-type="float">
            <text:p>67,658</text:p>
          </table:table-cell>
          <table:table-cell table:style-name="ce154"/>
          <table:table-cell table:style-name="ce180"/>
          <table:table-cell table:style-name="ce200" table:formula="of:=[.C22]-[.D22]+[.E22]" office:value-type="float" office:value="67657.78" calcext:value-type="float">
            <text:p>67658 </text:p>
          </table:table-cell>
          <table:table-cell table:style-name="ce55" office:value-type="string" office:string-value="6-1-1-02-01-037" calcext:value-type="string">
            <text:p><text:s/>6-1-1-02-01-037 </text:p>
          </table:table-cell>
          <table:table-cell table:style-name="ce56" office:value-type="string" calcext:value-type="string">
            <text:p><text:s/>SERVICIOS PROF. PERS. NATURAL</text:p>
          </table:table-cell>
          <table:table-cell table:style-name="ce177" office:value-type="float" office:value="108881.12" calcext:value-type="float">
            <text:p>108,881</text:p>
          </table:table-cell>
          <table:table-cell table:style-name="ce205"/>
          <table:table-cell table:style-name="ce210"/>
          <table:table-cell table:style-name="ce200" table:formula="of:=[.F22]-[.I22]" office:value-type="float" office:value="-41223.34" calcext:value-type="float">
            <text:p>(41223)</text:p>
          </table:table-cell>
          <table:table-cell table:style-name="ce223" table:formula="of:=[.L22]/[.$L$32]" office:value-type="percentage" office:value="0.582174257385473" calcext:value-type="percentage">
            <text:p>58.22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1-02-01-039" calcext:value-type="string">
            <text:p><text:s/>6-1-1-02-01-039 </text:p>
          </table:table-cell>
          <table:table-cell table:style-name="ce58" office:value-type="string" calcext:value-type="string">
            <text:p><text:s/>SUMINISTROS DE OFICINA</text:p>
          </table:table-cell>
          <table:table-cell table:style-name="ce140" office:value-type="float" office:value="22" calcext:value-type="float">
            <text:p>22 </text:p>
          </table:table-cell>
          <table:table-cell table:style-name="ce154"/>
          <table:table-cell table:style-name="ce180"/>
          <table:table-cell table:style-name="ce200" table:formula="of:=[.C23]-[.D23]+[.E23]" office:value-type="float" office:value="22" calcext:value-type="float">
            <text:p>22 </text:p>
          </table:table-cell>
          <table:table-cell table:style-name="ce55" office:value-type="string" office:string-value="6-1-1-02-01-039" calcext:value-type="string">
            <text:p><text:s/>6-1-1-02-01-039 </text:p>
          </table:table-cell>
          <table:table-cell table:style-name="ce58" office:value-type="string" calcext:value-type="string">
            <text:p><text:s/>SUMINISTROS DE OFICINA</text:p>
          </table:table-cell>
          <table:table-cell table:style-name="ce17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3]-[.I23]" office:value-type="float" office:value="22" calcext:value-type="float">
            <text:p>22 </text:p>
          </table:table-cell>
          <table:table-cell table:style-name="ce223" table:formula="of:=[.L23]/[.$L$32]" office:value-type="percentage" office:value="-0.000310693739577637" calcext:value-type="percentage">
            <text:p>-0.03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1-02-01-042" calcext:value-type="string">
            <text:p><text:s/>6-1-1-02-01-042 </text:p>
          </table:table-cell>
          <table:table-cell table:style-name="ce58" office:value-type="string" calcext:value-type="string">
            <text:p><text:s/>TASA - CONTRIBUCION ORGAN - CONTROL</text:p>
          </table:table-cell>
          <table:table-cell table:style-name="ce140" office:value-type="float" office:value="3245.59" calcext:value-type="float">
            <text:p>3246 </text:p>
          </table:table-cell>
          <table:table-cell table:style-name="ce154"/>
          <table:table-cell table:style-name="ce180"/>
          <table:table-cell table:style-name="ce200" table:formula="of:=[.C24]-[.D24]+[.E24]" office:value-type="float" office:value="3245.59" calcext:value-type="float">
            <text:p>3246 </text:p>
          </table:table-cell>
          <table:table-cell table:style-name="ce55" office:value-type="string" office:string-value="6-1-1-02-01-042" calcext:value-type="string">
            <text:p><text:s/>6-1-1-02-01-042 </text:p>
          </table:table-cell>
          <table:table-cell table:style-name="ce58" office:value-type="string" calcext:value-type="string">
            <text:p><text:s/>TASA - CONTRIBUCION ORGAN - CONTROL</text:p>
          </table:table-cell>
          <table:table-cell table:style-name="ce178" office:value-type="float" office:value="5885.9" calcext:value-type="float">
            <text:p>5886 </text:p>
          </table:table-cell>
          <table:table-cell table:style-name="ce205"/>
          <table:table-cell table:style-name="ce210"/>
          <table:table-cell table:style-name="ce200" table:formula="of:=[.F24]-[.I24]" office:value-type="float" office:value="-2640.31" calcext:value-type="float">
            <text:p>(2640)</text:p>
          </table:table-cell>
          <table:table-cell table:style-name="ce223" table:formula="of:=[.L24]/[.$L$32]" office:value-type="percentage" office:value="0.037287626706556" calcext:value-type="percentage">
            <text:p>3.73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1-02-01-047" calcext:value-type="string">
            <text:p><text:s/>6-1-1-02-01-047 </text:p>
          </table:table-cell>
          <table:table-cell table:style-name="ce58" office:value-type="string" calcext:value-type="string">
            <text:p>INTERESES Y COMISIONES A DOCUMENTO</text:p>
          </table:table-cell>
          <table:table-cell table:style-name="ce140" office:value-type="float" office:value="154.1" calcext:value-type="float">
            <text:p>154 </text:p>
          </table:table-cell>
          <table:table-cell table:style-name="ce154"/>
          <table:table-cell table:style-name="ce180"/>
          <table:table-cell table:style-name="ce200" table:formula="of:=[.C25]-[.D25]+[.E25]" office:value-type="float" office:value="154.1" calcext:value-type="float">
            <text:p>154 </text:p>
          </table:table-cell>
          <table:table-cell table:style-name="ce55" office:value-type="string" office:string-value="6-1-1-02-01-047" calcext:value-type="string">
            <text:p><text:s/>6-1-1-02-01-047 </text:p>
          </table:table-cell>
          <table:table-cell table:style-name="ce58" office:value-type="string" calcext:value-type="string">
            <text:p>INTERESES Y COMISIONES A DOCUMENTO</text:p>
          </table:table-cell>
          <table:table-cell table:style-name="ce178" office:value-type="float" office:value="0" calcext:value-type="float">
            <text:p>0 </text:p>
          </table:table-cell>
          <table:table-cell table:style-name="ce205"/>
          <table:table-cell table:style-name="ce210"/>
          <table:table-cell table:style-name="ce200" table:formula="of:=[.F25]-[.I25]" office:value-type="float" office:value="154.1" calcext:value-type="float">
            <text:p>154 </text:p>
          </table:table-cell>
          <table:table-cell table:style-name="ce223" table:formula="of:=[.L25]/[.$L$32]" office:value-type="percentage" office:value="-0.00217626842131427" calcext:value-type="percentage">
            <text:p>-0.22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58"/>
          <table:table-cell table:style-name="ce140"/>
          <table:table-cell table:style-name="ce154"/>
          <table:table-cell table:style-name="ce180"/>
          <table:table-cell table:style-name="ce200" table:formula="of:=[.C26]-[.D26]+[.E26]" office:value-type="float" office:value="0" calcext:value-type="float">
            <text:p>- </text:p>
          </table:table-cell>
          <table:table-cell table:style-name="ce55"/>
          <table:table-cell table:style-name="ce58"/>
          <table:table-cell table:style-name="ce180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6-1-2-02-01-001" calcext:value-type="string">
            <text:p><text:s/>6-1-2-02-01-001 </text:p>
          </table:table-cell>
          <table:table-cell table:style-name="ce55" office:value-type="string" office:string-value="Gastos de Gestión" calcext:value-type="string">
            <text:p><text:s/>Gastos de Gestión </text:p>
          </table:table-cell>
          <table:table-cell table:style-name="ce141"/>
          <table:table-cell table:style-name="ce138" table:number-columns-repeated="2"/>
          <table:table-cell table:style-name="ce200" table:formula="of:=[.C27]-[.D27]+[.E27]" office:value-type="float" office:value="0" calcext:value-type="float">
            <text:p>- </text:p>
          </table:table-cell>
          <table:table-cell table:style-name="ce55" office:value-type="string" office:string-value="6-1-2-02-01-001" calcext:value-type="string">
            <text:p><text:s/>6-1-2-02-01-001 </text:p>
          </table:table-cell>
          <table:table-cell table:style-name="ce55" office:value-type="string" office:string-value="Gastos de Gestión" calcext:value-type="string">
            <text:p><text:s/>Gastos de Gestión </text:p>
          </table:table-cell>
          <table:table-cell table:style-name="ce180" office:value-type="float" office:value="656.84" calcext:value-type="float">
            <text:p>657 </text:p>
          </table:table-cell>
          <table:table-cell table:style-name="ce205"/>
          <table:table-cell table:style-name="ce210"/>
          <table:table-cell table:style-name="ce200" table:formula="of:=[.F27]-[.I27]" office:value-type="float" office:value="-656.84" calcext:value-type="float">
            <text:p>(657)</text:p>
          </table:table-cell>
          <table:table-cell table:style-name="ce223" table:formula="of:=[.L27]/[.$L$32]" office:value-type="percentage" office:value="0.00927618526837161" calcext:value-type="percentage">
            <text:p>0.93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116" office:value-type="string" office:string-value="6-1-2-02-01-049" calcext:value-type="string">
            <text:p><text:s/>6-1-2-02-01-049 </text:p>
          </table:table-cell>
          <table:table-cell table:style-name="ce116" office:value-type="string" office:string-value="OTROS NO DEDUCIBLES" calcext:value-type="string">
            <text:p><text:s/>OTROS NO DEDUCIBLES </text:p>
          </table:table-cell>
          <table:table-cell table:style-name="ce180"/>
          <table:table-cell table:style-name="ce155"/>
          <table:table-cell table:style-name="ce180"/>
          <table:table-cell table:style-name="ce200" table:formula="of:=[.C28]-[.D28]+[.E28]" office:value-type="float" office:value="0" calcext:value-type="float">
            <text:p>- </text:p>
          </table:table-cell>
          <table:table-cell table:style-name="ce116" office:value-type="string" office:string-value="6-1-2-02-01-049" calcext:value-type="string">
            <text:p><text:s/>6-1-2-02-01-049 </text:p>
          </table:table-cell>
          <table:table-cell table:style-name="ce116" office:value-type="string" office:string-value="OTROS NO DEDUCIBLES" calcext:value-type="string">
            <text:p><text:s/>OTROS NO DEDUCIBLES </text:p>
          </table:table-cell>
          <table:table-cell table:style-name="ce180" office:value-type="float" office:value="36.36" calcext:value-type="float">
            <text:p>36 </text:p>
          </table:table-cell>
          <table:table-cell table:style-name="ce206"/>
          <table:table-cell table:style-name="ce210"/>
          <table:table-cell table:style-name="ce200" table:formula="of:=[.F28]-[.I28]" office:value-type="float" office:value="-36.36" calcext:value-type="float">
            <text:p>(36)</text:p>
          </table:table-cell>
          <table:table-cell table:style-name="ce223" table:formula="of:=[.L28]/[.$L$32]" office:value-type="percentage" office:value="0.000513492016865586" calcext:value-type="percentage">
            <text:p>0.05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80"/>
          <table:table-cell table:style-name="ce154"/>
          <table:table-cell table:style-name="ce180" table:number-columns-repeated="2"/>
          <table:table-cell table:style-name="ce47"/>
          <table:table-cell table:style-name="ce39"/>
          <table:table-cell table:style-name="ce180"/>
          <table:table-cell table:style-name="ce206"/>
          <table:table-cell table:style-name="ce210"/>
          <table:table-cell table:style-name="ce200" table:formula="of:=[.F29]-[.I29]" office:value-type="float" office:value="0" calcext:value-type="float">
            <text:p>- </text:p>
          </table:table-cell>
          <table:table-cell table:style-name="ce223" table:formula="of:=[.L29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1"/>
          <table:table-cell table:style-name="ce62"/>
          <table:table-cell table:style-name="ce199" table:number-columns-repeated="4"/>
          <table:table-cell table:style-name="ce63" table:number-columns-repeated="2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5"/>
          <table:table-cell table:style-name="ce66"/>
          <table:table-cell table:style-name="ce67"/>
          <table:table-cell table:style-name="ce17"/>
          <table:table-cell table:style-name="ce27"/>
          <table:table-cell table:style-name="ce29" table:number-columns-repeated="2"/>
          <table:table-cell table:style-name="ce67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3"/>
          <table:table-cell table:style-name="ce74" office:value-type="string" office:string-value="Total" calcext:value-type="string">
            <text:p><text:s/>Total </text:p>
          </table:table-cell>
          <table:table-cell table:style-name="ce73" table:formula="of:=SUM([.C14:.C29])" office:value-type="float" office:value="77808.24" calcext:value-type="float">
            <text:p>77808 </text:p>
          </table:table-cell>
          <table:table-cell table:style-name="ce73" table:formula="of:=SUM([.D14:.D29])" office:value-type="float" office:value="0" calcext:value-type="float">
            <text:p>- </text:p>
          </table:table-cell>
          <table:table-cell table:style-name="ce73" table:formula="of:=SUM([.E14:.E29])" office:value-type="float" office:value="0" calcext:value-type="float">
            <text:p>- </text:p>
          </table:table-cell>
          <table:table-cell table:style-name="ce73" table:formula="of:=SUM([.F14:.F29])" office:value-type="float" office:value="77808.24" calcext:value-type="float">
            <text:p>77808 </text:p>
          </table:table-cell>
          <table:table-cell table:style-name="ce73" table:number-columns-repeated="2"/>
          <table:table-cell table:style-name="ce201" table:formula="of:=SUM([.I14:.I29])" office:value-type="float" office:value="148617.52" calcext:value-type="float">
            <text:p>148618 </text:p>
          </table:table-cell>
          <table:table-cell table:style-name="ce201" table:number-columns-repeated="2"/>
          <table:table-cell table:style-name="ce201" table:formula="of:=SUM([.L14:.L29])" office:value-type="float" office:value="-70809.28" calcext:value-type="float">
            <text:p>(70809)</text:p>
          </table:table-cell>
          <table:table-cell table:style-name="ce226" table:formula="of:=SUM([.M14:.M29])" office:value-type="percentage" office:value="1" calcext:value-type="percentage">
            <text:p>100.00 %</text:p>
          </table:table-cell>
          <table:table-cell table:style-name="ce76"/>
          <table:table-cell table:style-name="ce77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8"/>
          <table:table-cell table:style-name="ce79" office:value-type="string" calcext:value-type="string">
            <text:p>Saldo al</text:p>
          </table:table-cell>
          <table:table-cell table:style-name="ce80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1" office:value-type="string" calcext:value-type="string">
            <text:p>Nota a los Ef's</text:p>
          </table:table-cell>
          <table:table-cell table:style-name="ce82" office:value-type="date" office:date-value="2020-12-31" calcext:value-type="date">
            <text:p>31/12/2020</text:p>
          </table:table-cell>
          <table:table-cell table:style-name="ce83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1"/>
          <table:table-cell table:style-name="ce82"/>
          <table:table-cell table:style-name="ce83"/>
          <table:table-cell table:number-columns-repeated="1020"/>
        </table:table-row>
        <table:table-row table:style-name="ro1">
          <table:table-cell/>
          <table:table-cell table:style-name="ce119" office:value-type="string" calcext:value-type="string">
            <text:p>Honorarios por servicios profesionales</text:p>
          </table:table-cell>
          <table:table-cell table:style-name="ce180" table:formula="of:=[.F17]+[.F22]" office:value-type="float" office:value="69019.03" calcext:value-type="float">
            <text:p>69019 </text:p>
          </table:table-cell>
          <table:table-cell table:style-name="ce180" table:formula="of:=[.I17]+[.I22]" office:value-type="float" office:value="111884.08" calcext:value-type="float">
            <text:p>111884 </text:p>
          </table:table-cell>
          <table:table-cell table:number-columns-repeated="1020"/>
        </table:table-row>
        <table:table-row table:style-name="ro1">
          <table:table-cell/>
          <table:table-cell table:style-name="ce119" office:value-type="string" calcext:value-type="string">
            <text:p>Gastos de movilización</text:p>
          </table:table-cell>
          <table:table-cell table:style-name="ce180" table:formula="of:=[.F19]" office:value-type="float" office:value="0" calcext:value-type="float">
            <text:p>- </text:p>
          </table:table-cell>
          <table:table-cell table:style-name="ce180" table:formula="of:=[.I19]" office:value-type="float" office:value="30111.61" calcext:value-type="float">
            <text:p>30112 </text:p>
          </table:table-cell>
          <table:table-cell table:number-columns-repeated="1020"/>
        </table:table-row>
        <table:table-row table:style-name="ro1">
          <table:table-cell/>
          <table:table-cell table:style-name="ce119" office:value-type="string" calcext:value-type="string">
            <text:p>Tasas y contribuciones</text:p>
          </table:table-cell>
          <table:table-cell table:style-name="ce180" table:formula="of:=[.F24]" office:value-type="float" office:value="3245.59" calcext:value-type="float">
            <text:p>3246 </text:p>
          </table:table-cell>
          <table:table-cell table:style-name="ce180" table:formula="of:=[.I24]" office:value-type="float" office:value="5885.9" calcext:value-type="float">
            <text:p>5886 </text:p>
          </table:table-cell>
          <table:table-cell table:number-columns-repeated="1020"/>
        </table:table-row>
        <table:table-row table:style-name="ro1">
          <table:table-cell/>
          <table:table-cell table:style-name="ce119" office:value-type="string" calcext:value-type="string">
            <text:p>Gastos de gestión</text:p>
          </table:table-cell>
          <table:table-cell table:style-name="ce180" table:formula="of:=[.F27]" office:value-type="float" office:value="0" calcext:value-type="float">
            <text:p>- </text:p>
          </table:table-cell>
          <table:table-cell table:style-name="ce180" table:formula="of:=[.I27]" office:value-type="float" office:value="656.84" calcext:value-type="float">
            <text:p>657 </text:p>
          </table:table-cell>
          <table:table-cell table:number-columns-repeated="1020"/>
        </table:table-row>
        <table:table-row table:style-name="ro1">
          <table:table-cell/>
          <table:table-cell table:style-name="ce119" office:value-type="string" calcext:value-type="string">
            <text:p>Otros</text:p>
          </table:table-cell>
          <table:table-cell table:style-name="ce180" table:formula="of:=[.F15]+[.F16]+[.F18]+[.F20]+[.F21]+[.F23]+[.F28]+[.F25]" office:value-type="float" office:value="5543.62" calcext:value-type="float">
            <text:p>5544 </text:p>
          </table:table-cell>
          <table:table-cell table:style-name="ce180" table:formula="of:=[.I15]+[.I16]+[.I18]+[.I20]+[.I21]+[.I23]+[.I28]+[.I25]" office:value-type="float" office:value="79.09" calcext:value-type="float">
            <text:p>79 </text:p>
          </table:table-cell>
          <table:table-cell table:number-columns-repeated="1020"/>
        </table:table-row>
        <table:table-row table:style-name="ro1">
          <table:table-cell/>
          <table:table-cell table:style-name="ce84"/>
          <table:table-cell table:style-name="ce167"/>
          <table:table-cell table:style-name="ce181"/>
          <table:table-cell table:number-columns-repeated="1020"/>
        </table:table-row>
        <table:table-row table:style-name="ro1">
          <table:table-cell/>
          <table:table-cell table:style-name="ce81" office:value-type="string" calcext:value-type="string">
            <text:p>Total</text:p>
          </table:table-cell>
          <table:table-cell table:style-name="ce182" table:formula="of:=+SUM([.C38:.C43])" office:value-type="float" office:value="77808.24" calcext:value-type="float">
            <text:p>77808 </text:p>
          </table:table-cell>
          <table:table-cell table:style-name="ce182" table:formula="of:=+SUM([.D38:.D43])" office:value-type="float" office:value="148617.52" calcext:value-type="float">
            <text:p>148618 </text:p>
          </table:table-cell>
          <table:table-cell table:number-columns-repeated="1020"/>
        </table:table-row>
        <table:table-row table:style-name="ro1">
          <table:table-cell/>
          <table:table-cell table:style-name="ce89"/>
          <table:table-cell table:style-name="ce90"/>
          <table:table-cell table:style-name="ce91"/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150"/>
          <table:table-cell table:style-name="ce162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151" table:formula="of:=[.C44]-[.C47]" office:value-type="float" office:value="77808.24" calcext:value-type="float">
            <text:p>77808 </text:p>
          </table:table-cell>
          <table:table-cell table:style-name="ce151" table:formula="of:=[.D44]-[.D47]" office:value-type="float" office:value="148617.52" calcext:value-type="float">
            <text:p>148618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0"/>
          <table:table-cell table:number-columns-repeated="4"/>
          <table:table-cell table:style-name="ce121" table:formula="of:=[.I32]-[.D44]" office:value-type="float" office:value="0" calcext:value-type="float">
            <text:p>- 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Gastos" table:style-name="ta2">
        <table:table-column table:style-name="co11" table:default-cell-style-name="ce236"/>
        <table:table-column table:style-name="co11" table:default-cell-style-name="ce237"/>
        <table:table-column table:style-name="co12" table:default-cell-style-name="ce236"/>
        <table:table-column table:style-name="co11" table:number-columns-repeated="5" table:default-cell-style-name="ce236"/>
        <table:table-column table:style-name="co11" table:default-cell-style-name="ce240"/>
        <table:table-column table:style-name="co11" table:default-cell-style-name="ce236"/>
        <table:table-column table:style-name="co11" table:number-columns-repeated="2" table:default-cell-style-name="Default"/>
        <table:table-column table:style-name="co11" table:number-columns-repeated="2" table:default-cell-style-name="ce239"/>
        <table:table-column table:style-name="co11" table:number-columns-repeated="96" table:default-cell-style-name="Default"/>
        <table:table-row table:style-name="ro6">
          <table:table-cell office:value-type="float" office:value="967" calcext:value-type="float">
            <text:p>967</text:p>
          </table:table-cell>
          <table:table-cell office:value-type="string" calcext:value-type="string">
            <text:p>6-1-1-02-01-017</text:p>
          </table:table-cell>
          <table:table-cell table:style-name="ce238" office:value-type="string" calcext:value-type="string">
            <text:p>Impuesto a la Salida de Divisas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4777.47" calcext:value-type="float">
            <text:p>4,777.47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4777.47" calcext:value-type="float">
            <text:p>4,777.47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 table:number-columns-repeated="3"/>
          <table:table-cell table:style-name="ce239" table:number-columns-repeated="2"/>
          <table:table-cell table:number-columns-repeated="7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<text:s/>1,339.28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1339.28" calcext:value-type="float">
            <text:p>1,339.28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702" calcext:value-type="float">
            <text:p>18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78197-0 :ND:0-178197 EverExceed - PO #TD023-20</text:p>
          </table:table-cell>
          <table:table-cell table:number-columns-repeated="10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<text:s/>4,777.47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3438.19" calcext:value-type="float">
            <text:p>3,438.19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202" calcext:value-type="float">
            <text:p>185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28373-3 :ND:3-128373 EverExceed - PO #TD023-20</text:p>
          </table:table-cell>
          <table:table-cell table:number-columns-repeated="100"/>
        </table:table-row>
        <table:table-row table:style-name="ro6">
          <table:table-cell office:value-type="float" office:value="970" calcext:value-type="float">
            <text:p>970</text:p>
          </table:table-cell>
          <table:table-cell office:value-type="string" calcext:value-type="string">
            <text:p>6-1-1-02-01-021</text:p>
          </table:table-cell>
          <table:table-cell table:style-name="ce238" office:value-type="string" calcext:value-type="string">
            <text:p>SERVICIOS PROF. SOCIEDADES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2486.25" calcext:value-type="float">
            <text:p>2,486.25</text:p>
          </table:table-cell>
          <table:table-cell table:style-name="ce239" office:value-type="float" office:value="1125" calcext:value-type="float">
            <text:p>1,125.00</text:p>
          </table:table-cell>
          <table:table-cell table:style-name="ce239" office:value-type="float" office:value="1361.25" calcext:value-type="float">
            <text:p>1,361.25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6"/>
          <table:table-cell table:style-name="ce240"/>
          <table:table-cell/>
          <table:table-cell table:style-name="ce239"/>
          <table:table-cell table:number-columns-repeated="6"/>
          <table:table-cell table:style-name="ce240"/>
          <table:table-cell/>
          <table:table-cell table:style-name="ce239"/>
          <table:table-cell table:number-columns-repeated="6"/>
          <table:table-cell table:style-name="ce240"/>
          <table:table-cell/>
          <table:table-cell table:style-name="ce239"/>
          <table:table-cell table:number-columns-repeated="6"/>
          <table:table-cell table:style-name="ce240"/>
          <table:table-cell table:number-columns-repeated="2"/>
          <table:table-cell table:style-name="ce239"/>
          <table:table-cell table:number-columns-repeated="5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 table:number-columns-repeated="8"/>
          <table:table-cell table:style-name="ce240"/>
          <table:table-cell table:number-columns-repeated="3"/>
          <table:table-cell table:style-name="ce239" table:number-columns-repeated="2"/>
          <table:table-cell table:number-columns-repeated="2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<text:s/>850.0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1,975.00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1125" calcext:value-type="float">
            <text:p>1,125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402" calcext:value-type="float">
            <text:p>17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1002-0 :ND:0-571002 Pago factura Ec. Nogales</text:p>
          </table:table-cell>
          <table:table-cell table:number-columns-repeated="10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<text:s/>850.00</text:p>
          </table:table-cell>
          <table:table-cell table:style-name="ce239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502" calcext:value-type="float">
            <text:p>17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328998-0 :NC:0-328998 Se reversa transferencia </text:p>
          </table:table-cell>
          <table:table-cell table:number-columns-repeated="10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s/>1,050.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RECLASIFIC. GASTO POR ALMACENAMIENTO SIMPLE PO #TD021-20 EVEREXCCED</text:p>
          </table:table-cell>
          <table:table-cell table:number-columns-repeated="10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1,250.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s/>1,298.75</text:p>
          </table:table-cell>
          <table:table-cell office:value-type="float" office:value="0" calcext:value-type="float">
            <text:p>0</text:p>
          </table:table-cell>
          <table:table-cell office:value-type="float" office:value="48.75" calcext:value-type="float">
            <text:p>48.7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<text:s/>1,361.2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0"/>
        </table:table-row>
        <table:table-row table:style-name="ro6">
          <table:table-cell office:value-type="float" office:value="978" calcext:value-type="float">
            <text:p>978</text:p>
          </table:table-cell>
          <table:table-cell office:value-type="string" calcext:value-type="string">
            <text:p>6-1-1-02-01-036</text:p>
          </table:table-cell>
          <table:table-cell table:style-name="ce238" office:value-type="string" calcext:value-type="string">
            <text:p>SEGUROS CONTRATADOS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1381.29" calcext:value-type="float">
            <text:p>1,381.29</text:p>
          </table:table-cell>
          <table:table-cell office:value-type="float" office:value="791.24" calcext:value-type="float">
            <text:p>791.24</text:p>
          </table:table-cell>
          <table:table-cell office:value-type="float" office:value="590.05" calcext:value-type="float">
            <text:p>590.05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3"/>
          <table:table-cell table:style-name="ce239" table:number-columns-repeated="2"/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<text:s/>59.69</text:p>
          </table:table-cell>
          <table:table-cell office:value-type="float" office:value="0" calcext:value-type="float">
            <text:p>0</text:p>
          </table:table-cell>
          <table:table-cell office:value-type="float" office:value="59.69" calcext:value-type="float">
            <text:p>59.69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291.79</text:p>
          </table:table-cell>
          <table:table-cell office:value-type="float" office:value="0" calcext:value-type="float">
            <text:p>0</text:p>
          </table:table-cell>
          <table:table-cell office:value-type="float" office:value="232.1" calcext:value-type="float">
            <text:p>232.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568.09</text:p>
          </table:table-cell>
          <table:table-cell office:value-type="float" office:value="0" calcext:value-type="float">
            <text:p>0</text:p>
          </table:table-cell>
          <table:table-cell office:value-type="float" office:value="276.3" calcext:value-type="float">
            <text:p>276.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791.24</text:p>
          </table:table-cell>
          <table:table-cell office:value-type="float" office:value="0" calcext:value-type="float">
            <text:p>0</text:p>
          </table:table-cell>
          <table:table-cell office:value-type="float" office:value="223.15" calcext:value-type="float">
            <text:p>223.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7">
          <table:table-cell office:value-type="float" office:value="983" calcext:value-type="float">
            <text:p>983</text:p>
          </table:table-cell>
          <table:table-cell office:value-type="string" calcext:value-type="string">
            <text:p><text:s/>514.94</text:p>
          </table:table-cell>
          <table:table-cell office:value-type="float" office:value="276.3" calcext:value-type="float">
            <text:p>276.3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<text:span text:style-name="T1">PO #TD021-20 EVEREXCCED- F269335 LIQUIDACI</text:span><text:span text:style-name="T2">ﾓ</text:span><text:span text:style-name="T3">N DE IMPORTACI</text:span><text:span text:style-name="T2">ﾓ</text:span><text:span text:style-name="T3">N BATERIAS DM-12120 Y HR-1280</text:span></text:p>
          </table:table-cell>
          <table:table-cell table:number-columns-repeated="100"/>
        </table:table-row>
        <table:table-row table:style-name="ro7">
          <table:table-cell office:value-type="float" office:value="984" calcext:value-type="float">
            <text:p>984</text:p>
          </table:table-cell>
          <table:table-cell office:value-type="string" calcext:value-type="string">
            <text:p><text:s/>455.25</text:p>
          </table:table-cell>
          <table:table-cell office:value-type="float" office:value="59.69" calcext:value-type="float">
            <text:p>59.69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<text:span text:style-name="T1">PO #TD020-19 EVEREXCCED- F264304 LIQUIDACI</text:span><text:span text:style-name="T2">ﾓ</text:span><text:span text:style-name="T3">N DE IMPORTACI</text:span><text:span text:style-name="T2">ﾓ</text:span><text:span text:style-name="T3">N BATERIAS DM-12120 Y HR-1280</text:span></text:p>
          </table:table-cell>
          <table:table-cell table:number-columns-repeated="100"/>
        </table:table-row>
        <table:table-row table:style-name="ro7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223.15</text:p>
          </table:table-cell>
          <table:table-cell office:value-type="float" office:value="232.1" calcext:value-type="float">
            <text:p>232.1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<text:span text:style-name="T1">PO #TD020-19 EVEREXCCED- F266910 LIQUIDACI</text:span><text:span text:style-name="T2">ﾓ</text:span><text:span text:style-name="T3">N DE IMPORTACI</text:span><text:span text:style-name="T2">ﾓ</text:span><text:span text:style-name="T3">N BATERIAS DM-12120 Y HR-1280</text:span></text:p>
          </table:table-cell>
          <table:table-cell table:number-columns-repeated="10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<text:s/>.00</text:p>
          </table:table-cell>
          <table:table-cell office:value-type="float" office:value="223.15" calcext:value-type="float">
            <text:p>223.1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<text:s/>590.05</text:p>
          </table:table-cell>
          <table:table-cell office:value-type="float" office:value="0" calcext:value-type="float">
            <text:p>0</text:p>
          </table:table-cell>
          <table:table-cell office:value-type="float" office:value="590.05" calcext:value-type="float">
            <text:p>590.05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6">
          <table:table-cell office:value-type="float" office:value="988" calcext:value-type="float">
            <text:p>988</text:p>
          </table:table-cell>
          <table:table-cell office:value-type="string" calcext:value-type="string">
            <text:p>6-1-1-02-01-037</text:p>
          </table:table-cell>
          <table:table-cell table:style-name="ce238" office:value-type="string" calcext:value-type="string">
            <text:p>SERVICIOS PROF. PERS. NATURAL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7657.78" calcext:value-type="float">
            <text:p>67,657.78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7657.78" calcext:value-type="float">
            <text:p>67,657.78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 table:number-columns-repeated="3"/>
          <table:table-cell table:style-name="ce239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6,155.85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155.85" calcext:value-type="float">
            <text:p>6,155.85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13,405.85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7250" calcext:value-type="float">
            <text:p>7,250.0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s/>19,405.85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000" calcext:value-type="float">
            <text:p>6,000.0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<text:s/>25,706.64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300.79" calcext:value-type="float">
            <text:p>6,300.7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33,258.73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7552.09" calcext:value-type="float">
            <text:p>7,552.0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s/>39,808.73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550" calcext:value-type="float">
            <text:p>6,550.0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<text:s/>48,411.57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8602.84" calcext:value-type="float">
            <text:p>8,602.84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<text:s/>54,661.57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250" calcext:value-type="float">
            <text:p>6,250.0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<text:s/>60,859.47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197.9" calcext:value-type="float">
            <text:p>6,197.9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<text:s/>67,657.78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6798.31" calcext:value-type="float">
            <text:p>6,798.31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6">
          <table:table-cell office:value-type="float" office:value="999" calcext:value-type="float">
            <text:p>999</text:p>
          </table:table-cell>
          <table:table-cell office:value-type="string" calcext:value-type="string">
            <text:p>6-1-1-02-01-039</text:p>
          </table:table-cell>
          <table:table-cell table:style-name="ce238" office:value-type="string" calcext:value-type="string">
            <text:p>SUMINISTROS DE OFICINA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ce240"/>
          <table:table-cell table:number-columns-repeated="3"/>
          <table:table-cell table:style-name="ce239" table:number-columns-repeated="2"/>
          <table:table-cell table:number-columns-repeated="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22.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0"/>
        </table:table-row>
        <table:table-row table:style-name="ro6">
          <table:table-cell office:value-type="float" office:value="1001" calcext:value-type="float">
            <text:p>1001</text:p>
          </table:table-cell>
          <table:table-cell office:value-type="string" calcext:value-type="string">
            <text:p>6-1-1-02-01-042</text:p>
          </table:table-cell>
          <table:table-cell table:style-name="ce238" office:value-type="string" calcext:value-type="string">
            <text:p>TASA - CONTRIBUCION ORGAN - CONTROL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3245.59" calcext:value-type="float">
            <text:p>3,245.59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3245.59" calcext:value-type="float">
            <text:p>3,245.59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6"/>
          <table:table-cell table:style-name="ce240"/>
          <table:table-cell/>
          <table:table-cell table:style-name="ce239"/>
          <table:table-cell table:number-columns-repeated="6"/>
          <table:table-cell table:style-name="ce240"/>
          <table:table-cell/>
          <table:table-cell table:style-name="ce239"/>
          <table:table-cell/>
          <table:table-cell table:style-name="ce239"/>
          <table:table-cell table:number-columns-repeated="4"/>
          <table:table-cell table:style-name="ce240"/>
          <table:table-cell table:number-columns-repeated="3"/>
          <table:table-cell table:style-name="ce239" table:number-columns-repeated="2"/>
          <table:table-cell table:number-columns-repeated="6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2,179.02</text:p>
          </table:table-cell>
          <table:table-cell office:value-type="float" office:value="0" calcext:value-type="float">
            <text:p>0</text:p>
          </table:table-cell>
          <table:table-cell table:style-name="ce239" office:value-type="float" office:value="2179.02" calcext:value-type="float">
            <text:p>2,179.0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802" calcext:value-type="float">
            <text:p>166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98-0 GAD MUNICIPIO DE Q :DB -1070987135: PAGO I</text:p>
          </table:table-cell>
          <table:table-cell table:number-columns-repeated="1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2,821.49</text:p>
          </table:table-cell>
          <table:table-cell office:value-type="float" office:value="0" calcext:value-type="float">
            <text:p>0</text:p>
          </table:table-cell>
          <table:table-cell office:value-type="float" office:value="642.47" calcext:value-type="float">
            <text:p>642.4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202" calcext:value-type="float">
            <text:p>170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K 117-0 M.I. MUNICIPALIDAD :DB -1070987135: Pago </text:p>
          </table:table-cell>
          <table:table-cell table:number-columns-repeated="10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3,245.59</text:p>
          </table:table-cell>
          <table:table-cell office:value-type="float" office:value="0" calcext:value-type="float">
            <text:p>0</text:p>
          </table:table-cell>
          <table:table-cell office:value-type="float" office:value="424.1" calcext:value-type="float">
            <text:p>424.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402" calcext:value-type="float">
            <text:p>17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118-0 SUPERINTENDENCIA D :DB -1070987135: Pago </text:p>
          </table:table-cell>
          <table:table-cell table:number-columns-repeated="100"/>
        </table:table-row>
        <table:table-row table:style-name="ro6">
          <table:table-cell office:value-type="float" office:value="1005" calcext:value-type="float">
            <text:p>1005</text:p>
          </table:table-cell>
          <table:table-cell office:value-type="string" calcext:value-type="string">
            <text:p>6-1-1-02-01-047</text:p>
          </table:table-cell>
          <table:table-cell table:style-name="ce238" office:value-type="string" calcext:value-type="string">
            <text:p>Intereses y Comisiones a Documento</text:p>
          </table:table-cell>
          <table:table-cell office:value-type="float" office:value="0" calcext:value-type="float">
            <text:p>0</text:p>
          </table:table-cell>
          <table:table-cell office:value-type="float" office:value="174.1" calcext:value-type="float">
            <text:p>174.1</text:p>
          </table:table-cell>
          <table:table-cell office:value-type="float" office:value="20" calcext:value-type="float">
            <text:p>20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TC</text:p>
          </table:table-cell>
          <table:table-cell table:style-name="ce236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ce240"/>
          <table:table-cell table:number-columns-repeated="8"/>
          <table:table-cell table:style-name="ce240"/>
          <table:table-cell table:number-columns-repeated="8"/>
          <table:table-cell table:style-name="ce240"/>
          <table:table-cell table:number-columns-repeated="3"/>
          <table:table-cell table:style-name="ce239" table:number-columns-repeated="2"/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1:57:42.034213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22:36:52.968372943</dc:date>
    <meta:editing-cycles>5</meta:editing-cycles>
    <meta:editing-duration>PT21M37S</meta:editing-duration>
    <meta:document-statistic meta:table-count="2" meta:cell-count="564" meta:object-count="0"/>
  </office:meta>
</office:document-meta>
</file>